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00696" officeooo:paragraph-rsid="002006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0 – administrative distanse</text:p>
      <text:p text:style-name="P1">1 – mask length (longer=better)</text:p>
      <text:p text:style-name="P1">2 – metrics</text:p>
      <text:p text:style-name="P1">3 – balansing between equvivalent route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7T19:21:29.104692228</meta:creation-date>
    <meta:generator>LibreOffice/6.4.7.2$Linux_X86_64 LibreOffice_project/40$Build-2</meta:generator>
    <dc:date>2022-01-27T19:25:22.701153251</dc:date>
    <meta:editing-duration>PT3M54S</meta:editing-duration>
    <meta:editing-cycles>1</meta:editing-cycles>
    <meta:document-statistic meta:table-count="0" meta:image-count="0" meta:object-count="0" meta:page-count="1" meta:paragraph-count="4" meta:word-count="14" meta:character-count="109" meta:non-whitespace-character-count="95"/>
  </office:meta>
</office:document-meta>
</file>